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 style:data-style-name="N2" text:time-value="13:52:43.664172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13T13:53:40.863171801</dc:date>
    <meta:editing-duration>PT2H25M15S</meta:editing-duration>
    <meta:editing-cycles>30</meta:editing-cycles>
    <meta:document-statistic meta:table-count="2" meta:cell-count="6033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